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.0835in" fo:margin-bottom="0in" loext:contextual-spacing="false"/>
    </style:style>
    <style:style style:name="P4" style:family="paragraph" style:parent-style-name="Standard" style:master-page-name="Standard">
      <style:paragraph-properties fo:margin-top="0.0835in" fo:margin-bottom="0in" loext:contextual-spacing="false" fo:line-height="100%" style:page-number="1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6" style:family="paragraph" style:parent-style-name="Standard" style:list-style-name="WWNum2">
      <style:paragraph-properties fo:margin-left="0in" fo:margin-right="0.2083in" fo:margin-top="0.222in" fo:margin-bottom="0in" loext:contextual-spacing="true" fo:line-height="130%" fo:text-indent="0in" style:auto-text-indent="false" fo:padding="0in" fo:border="none"/>
    </style:style>
    <style:style style:name="P7" style:family="paragraph" style:parent-style-name="Standard" style:list-style-name="WWNum2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8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9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.2083in" fo:margin-top="0.139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Heading_20_2">
      <style:paragraph-properties fo:margin-top="0.222in" fo:margin-bottom="0in" loext:contextual-spacing="false" fo:padding="0in" fo:border="none"/>
    </style:style>
    <style:style style:name="P13" style:family="paragraph" style:parent-style-name="Heading_20_2">
      <style:paragraph-properties fo:margin-top="0.222in" fo:margin-bottom="0in" loext:contextual-spacing="false"/>
    </style:style>
    <style:style style:name="P14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15" style:family="paragraph" style:parent-style-name="Heading_20_1">
      <style:paragraph-properties fo:margin-top="0.4165in" fo:margin-bottom="0in" loext:contextual-spacing="false" fo:padding="0in" fo:border="none"/>
    </style:style>
    <style:style style:name="P16" style:family="paragraph" style:parent-style-name="Heading_20_3">
      <style:paragraph-properties fo:margin-top="0.0693in" fo:margin-bottom="0.0693in" loext:contextual-spacing="false" fo:padding="0in" fo:border="none"/>
    </style:style>
    <style:style style:name="P17" style:family="paragraph" style:parent-style-name="Heading_20_3">
      <style:paragraph-properties fo:margin-top="0.0693in" fo:margin-bottom="0.0693in" loext:contextual-spacing="false"/>
    </style:style>
    <style:style style:name="P18" style:family="paragraph" style:parent-style-name="Title">
      <style:paragraph-properties fo:margin-top="0in" fo:margin-bottom="0.0835in" loext:contextual-spacing="false" fo:padding="0in" fo:border="none"/>
    </style:style>
    <style:style style:name="P19" style:family="paragraph" style:parent-style-name="Subtitle">
      <style:paragraph-properties fo:margin-top="0in" fo:margin-bottom="0in" loext:contextual-spacing="false" fo:padding="0in" fo:border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4" style:family="text">
      <style:text-properties fo:color="#000000" style:font-name="Open Sans" style:font-name-asian="Open Sans1" style:font-name-complex="Open Sans1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color="#000000"/>
    </style:style>
    <style:style style:name="T7" style:family="text">
      <style:text-properties fo:color="#1155cc" style:font-name="Open Sans" style:text-underline-style="solid" style:text-underline-width="auto" style:text-underline-color="font-color" fo:font-weight="bold" style:font-name-asian="Open Sans1" style:font-weight-asian="bold" style:font-name-complex="Open Sans1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color="#666666" style:font-name="Merriweather" style:font-name-asian="Merriweather1" style:font-name-complex="Merriweather1"/>
    </style:style>
    <style:style style:name="T12" style:family="text">
      <style:text-properties fo:color="#b7b7b7"/>
    </style:style>
    <style:style style:name="T13" style:family="text">
      <style:text-properties style:text-underline-style="none"/>
    </style:style>
    <style:style style:name="T14" style:family="text">
      <style:text-properties fo:color="#2079c7" style:font-name="Open Sans" fo:font-weight="bold" style:font-name-asian="Open Sans1" style:font-weight-asian="bold" style:font-name-complex="Open Sans1"/>
    </style:style>
    <style:style style:name="T1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8"><text:bookmark text:name="_x8fm1uorkbaw"/><text:span text:style-name="T1">Justin Pettit</text:span></text:p>
            <text:p text:style-name="P19"><text:bookmark text:name="_enhzl2fttr95"/><text:span text:style-name="T2">Full Stack Web Developer/Software Engineer/IoT/Ops</text:span></text:p>
            <text:p text:style-name="P19"><text:bookmark text:name="_ymi089liagec"/>“The cool guy in the office, and one of the hardest workers I’ve known” <text:s/><text:line-break/>- previous manager </text:p>
          </table:table-cell>
          <table:table-cell table:style-name="Table1.A1" office:value-type="string">
            <text:p text:style-name="P5"><text:span text:style-name="T4">San Francisco, CA</text:span></text:p>
            <text:p text:style-name="P5"><text:a xlink:type="simple" xlink:href="http://www.justin.gent" text:style-name="Internet_20_link" text:visited-style-name="Visited_20_Internet_20_Link"><text:span text:style-name="T7">www.justin.gent</text:span></text:a><text:span text:style-name="T5"><text:line-break/></text:span><text:a xlink:type="simple" xlink:href="https://github.com/ahza64" text:style-name="Internet_20_link" text:visited-style-name="Visited_20_Internet_20_Link"><text:span text:style-name="T7">github.com/ahza64</text:span></text:a><text:span text:style-name="T5"><text:line-break/>justinmichaelpettit@gmail</text:span></text:p>
          </table:table-cell>
        </table:table-row>
        <table:table-row table:style-name="Table1.2">
          <table:table-cell table:style-name="Table1.A1" office:value-type="string">
            <text:p text:style-name="P14"><text:bookmark text:name="_y7d3xdxnr44m"/>EXPERIENCE</text:p>
            <text:p text:style-name="P12"><text:bookmark text:name="_rfgvkg2ifhfd"/>Punch Group<text:span text:style-name="T6">, </text:span><text:span text:style-name="T9">San Francisco — </text:span><text:span text:style-name="T10">Remote Web Developer</text:span></text:p>
            <text:p text:style-name="P16"><text:bookmark text:name="_n64fgzu3lwuy"/>Nov 2017 - PRESENT</text:p>
            <text:p text:style-name="P1">- Developed software for an API manager for the USAF<text:line-break/>- Using frontend frameworks, I built the Administrative interface tool, for both managing and displaying front-end data, that controlled and maintained APIs and permissions<text:line-break/>- Enabled the client to continue 3 rounds of funding for the project</text:p>
            <text:p text:style-name="P12"><text:bookmark text:name="_wj0puh61kxsr"/>Dispatchr<text:span text:style-name="T6">, </text:span><text:span text:style-name="T9">San Francisco — </text:span><text:span text:style-name="T10">Web Developer</text:span></text:p>
            <text:p text:style-name="P16"><text:bookmark text:name="_8hk593fs3sag"/>1 year Aug 2016 - Nov 2017</text:p>
            <text:p text:style-name="P1">- Developed assembly software for enterprise dispatch and resource management tools for both mobile and web applications<text:line-break/>- Working in continuous integration and design patterns, built and tested usability on the administrative user interface tool, that allowed us to build assembly applications (i.e. Schema and Taxonomy editors)<text:line-break/>- Implemented a third party authorization/authentication API for ESRI, allowing us access to thousands of potential clients <text:line-break/>- Troubleshooting of our data stream parser<text:line-break/>- Designed and built the Layouts for an app on Android. </text:p>
            <text:p text:style-name="P13"><text:bookmark text:name="_phz39q3qp6ov"/>JP Software Engineering, <text:span text:style-name="T9">San Francisco</text:span> <text:span text:style-name="T9">— </text:span><text:span text:style-name="T10">Freelance Developer</text:span></text:p>
            <text:p text:style-name="P17"><text:bookmark text:name="_p1db3r81yfwy"/>1 year 2015-2016</text:p>
            <text:p text:style-name="P3">- Prototyping and Building personal and ecommerce websites and IoT setups for individuals and sole proprietorships. <text:line-break/>- One successful entrepreneur is currently netting a profit of 60k/yr selling their product through a site I built</text:p>
            <text:p text:style-name="P12"><text:bookmark text:name="_1hxcpsc1hco2"/>Peterson Power, <text:span text:style-name="T9">San Leandro</text:span> <text:span text:style-name="T9">— </text:span><text:span text:style-name="T10">Caterpillar Industrial Heavy Equipment Power Field Technician/IoT</text:span></text:p>
            <text:p text:style-name="P16"><text:bookmark text:name="_ybypdmed418m"/>10 year career 2005-2015</text:p>
            <text:p text:style-name="P1">- 10 years building, repairing, maintaining, installing, testing, certifying diesel and natural gas heavy power generation equipment and infrastructure and IoT monitoring and controls<text:line-break/>- Responsible for millions USD in equipment<text:line-break/>- Liable for billions in assets the equipment protected<text:line-break/>- On call 24/7<text:line-break/>- A highly technical, high risk, high value job that required strict discipline and an incredible amount of troubleshooting skills.</text:p>
            <text:p text:style-name="P13"><text:bookmark text:name="_rgt8c387uk2g"/>Lyft Mentor, <text:span text:style-name="T9">San Francisco</text:span> <text:span text:style-name="T9">— </text:span><text:span text:style-name="T10">Driver/Supervisor</text:span></text:p>
            <text:p text:style-name="P17"><text:bookmark text:name="_o54vkcz1ko3d"/>2 years 2015-2017</text:p>
            <text:p text:style-name="P3">- Promoted from driver to “Mentor”/Supervisor in 2 months <text:line-break/>- Consistent, very high reviews<text:line-break/>- Provided thousands of rides and brought on and trained over a dozen new drivers</text:p>
            <text:p text:style-name="P13"><text:bookmark text:name="_dwf5ps7o8q0w"/>The Lost Weekend, <text:span text:style-name="T9">Alameda/San Francisco</text:span> <text:span text:style-name="T9">— </text:span><text:span text:style-name="T10">Bartender</text:span></text:p>
            <text:p text:style-name="P17"><text:bookmark text:name="_o1zviscl2ke6"/>7 years 2005-2013</text:p>
            <text:p text:style-name="P3">Part time Bartender in nightclubs and neighborhood bars in the SF Bay Area</text:p>
            <text:p text:style-name="P13"><text:bookmark text:name="_8b4ztxc8a1mm"/>JP Motorcycles, <text:span text:style-name="T9">Santa Rosa</text:span> <text:span text:style-name="T9">— </text:span><text:span text:style-name="T10">Technician/Owner</text:span></text:p>
            <text:p text:style-name="P17"><text:bookmark text:name="_k6olscwupdr8"/>4 years 2000-2004</text:p>
            <text:p text:style-name="P3">- Owned and operated a company that repossessed, repaired, and sold motorcycles and cars<text:line-break/>- Company netted 40k USD in it’s best year</text:p>
            <text:p text:style-name="P13"><text:bookmark text:name="_acfz255vlfn"/>WNT Designs, <text:span text:style-name="T9">Santa Rosa</text:span> <text:span text:style-name="T9">— </text:span><text:span text:style-name="T10">Journeyman Cabinet Maker</text:span></text:p>
            <text:p text:style-name="P17"><text:bookmark text:name="_iek1467hm7i3"/>10 year career 1998-2008</text:p>
            <text:p text:style-name="P3">- Designed, planned, manufactured, delivered, installed custom cabinets and finish carpentry <text:line-break/>- Responsible for client retention by delegating and fixing mid and post project changes.</text:p>
            <text:p text:style-name="P15"><text:bookmark text:name="_yk8luflkpwij"/>EDUCATION</text:p>
            <text:p text:style-name="P12"><text:bookmark text:name="_6wymnhinx9q5"/>General Assembly, <text:span text:style-name="T9">San Francisco — </text:span><text:span text:style-name="T10">Bootcamp</text:span></text:p>
            <text:p text:style-name="P16"><text:bookmark text:name="_7vtcyzeczjot"/>March 2016 - June 2016</text:p>
            <text:p text:style-name="P2">12 week, full stack, hands-on, end-to-end, <text:s/>bootcamp. A community of engineers, building fully functional industry standard web applications in both Ruby and Node. Using modern developer tools and open source resources, in collaboration with cross-functional team, using RoR, MEN/MEAN stacks, we built projects using scrum and agile management tools, broadening and deepening our understanding of code and programming.</text:p>
            <text:p text:style-name="P12"><text:bookmark text:name="_czfiadnsgnzp"/>SRJC, <text:span text:style-name="T9">Santa Rosa — </text:span><text:span text:style-name="T10">A.S. x3 Auto/Heavy/Cat </text:span></text:p>
            <text:p text:style-name="P16"><text:bookmark text:name="_miiyt1y6sl7g"/>Approx 3 years ending in 2005</text:p>
            <text:p text:style-name="P2">3 A.S. degrees in Automotive repair, Heavy equipment tech, and Caterpillar tech of the highest proficiency (4.0 gpa, top 0.1% CAT/ASE scores)</text:p>
          </table:table-cell>
          <table:table-cell table:style-name="Table1.A1" office:value-type="string">
            <text:p text:style-name="P14"><text:bookmark text:name="_ca0awj8022e2"/>SKILLS</text:p>
            <text:list xml:id="list1159077950416885602" text:style-name="WWNum2">
              <text:list-item>
                <text:p text:style-name="P6">React</text:p>
              </text:list-item>
              <text:list-item>
                <text:p text:style-name="P7">Node.js</text:p>
              </text:list-item>
            </text:list>
            <text:list xml:id="list6844949896723391831" text:style-name="WWNum1">
              <text:list-item>
                <text:p text:style-name="P8">Mongo</text:p>
              </text:list-item>
            </text:list>
            <text:list xml:id="list225116670935066" text:continue-list="list1159077950416885602" text:style-name="WWNum2">
              <text:list-item>
                <text:p text:style-name="P7">SQL</text:p>
              </text:list-item>
              <text:list-item>
                <text:p text:style-name="P7">GraphQL</text:p>
              </text:list-item>
              <text:list-item>
                <text:p text:style-name="P7">PWA</text:p>
              </text:list-item>
              <text:list-item>
                <text:p text:style-name="P7">Rails/Ruby</text:p>
              </text:list-item>
              <text:list-item>
                <text:p text:style-name="P7">Angular 1x</text:p>
              </text:list-item>
              <text:list-item>
                <text:p text:style-name="P7">Javascript</text:p>
              </text:list-item>
              <text:list-item>
                <text:p text:style-name="P7">CSS3</text:p>
              </text:list-item>
              <text:list-item>
                <text:p text:style-name="P7">HTML5</text:p>
              </text:list-item>
              <text:list-item>
                <text:p text:style-name="P7">Webpack</text:p>
              </text:list-item>
              <text:list-item>
                <text:p text:style-name="P7">Sass/Less</text:p>
              </text:list-item>
              <text:list-item>
                <text:p text:style-name="P7">Version control systems/GIT</text:p>
              </text:list-item>
              <text:list-item>
                <text:p text:style-name="P7">Bash</text:p>
              </text:list-item>
              <text:list-item>
                <text:p text:style-name="P7">Babel</text:p>
              </text:list-item>
              <text:list-item>
                <text:p text:style-name="P7">Python</text:p>
              </text:list-item>
              <text:list-item>
                <text:p text:style-name="P7">D3</text:p>
              </text:list-item>
              <text:list-item>
                <text:p text:style-name="P7">TDD</text:p>
              </text:list-item>
              <text:list-item>
                <text:p text:style-name="P7">Mocha</text:p>
              </text:list-item>
              <text:list-item>
                <text:p text:style-name="P7">Express</text:p>
              </text:list-item>
              <text:list-item>
                <text:p text:style-name="P7">Koa</text:p>
              </text:list-item>
              <text:list-item>
                <text:p text:style-name="P7">Redux</text:p>
              </text:list-item>
              <text:list-item>
                <text:p text:style-name="P7">mySQL</text:p>
              </text:list-item>
              <text:list-item>
                <text:p text:style-name="P7">SQLite</text:p>
              </text:list-item>
              <text:list-item>
                <text:p text:style-name="P7">Bootstrap</text:p>
              </text:list-item>
              <text:list-item>
                <text:p text:style-name="P7">Material UI</text:p>
              </text:list-item>
              <text:list-item>
                <text:p text:style-name="P7">Foundation<text:line-break/><text:span text:style-name="T14">PERSONAL PROJECTS</text:span></text:p>
              </text:list-item>
            </text:list>
            <text:p text:style-name="P10"><text:a xlink:type="simple" xlink:href="http://wows-battle-guide.herokuapp.com/" text:style-name="Internet_20_link" text:visited-style-name="Visited_20_Internet_20_Link"><text:span text:style-name="T8">World of Warships Battle Guide</text:span></text:a> Using industry experience, this is a creative and innovative progressive web app PWA, utilizing real physics and trigonometry to compile, determine and display data for penetration angles for given armor thicknesses and ranges (shell velocity/krupp value/air drag/shell mass/ shell dia) :QERN stack: GraphQL, Mongo, Express, React, Node</text:p>
            <text:p text:style-name="P11"><text:a xlink:type="simple" xlink:href="https://project-03.herokuapp.com/" text:style-name="Internet_20_link" text:visited-style-name="Visited_20_Internet_20_Link"><text:span text:style-name="T8">SF Secrets</text:span></text:a> track your found secrets utilizing google API’s for maps and geocoder, or find other’s content and explore on your own :MEAN stack: Mongo, Express, Angular, Node</text:p>
            <text:p text:style-name="P9"><text:a xlink:type="simple" xlink:href="https://at-some-point.herokuapp.com/" text:style-name="Internet_20_link" text:visited-style-name="Visited_20_Internet_20_Link"><text:span text:style-name="T8">@-Some-Point</text:span></text:a><text:span text:style-name="T15"> </text:span><text:s/>solves the travelling salesman problem utilizing a more complex google map API. A full team project. :RoR/SQL stack: Ruby, Ruby on Rails, sql</text:p>
            <text:p text:style-name="P9"><text:a xlink:type="simple" xlink:href="https://wntprojects.herokuapp.com/" text:style-name="Internet_20_link" text:visited-style-name="Visited_20_Internet_20_Link"><text:span text:style-name="T8">ProBuilder</text:span></text:a> My first deployed project. A project management tool built without a frontend framework. ::MEN stack:: Mongo, Express, Node, JQuery, Handlebars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fo:color="#666666" style:font-name="Merriweather" fo:font-size="9pt" fo:language="en" fo:country="none" style:letter-kerning="tru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tru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70" meta:word-count="724" meta:character-count="4703" meta:non-whitespace-character-count="4056"/>
    <meta:generator>LibreOfficeDev/5.1.0.3$Linux_X86_64 LibreOffice_project/</meta:generator>
  </office:meta>
</office:document-meta>
</file>